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1"><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10"><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Pudovkin</text:span><text:span text:style-name="T2"><text:note text:id="ftn7" text:note-class="footnote"><text:note-citation>7</text:note-citation><text:note-body><text:p text:style-name="Footnote">La madre (), El fin de San Petersburgo (), La tempestad sobre Asia ().</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8</text:note-citation><text:note-body><text:p text:style-name="Footnote">La imgen-movimiento. <text:span text:style-name="T2">Gilles Deleuze.</text:span></text:p></text:note-body></text:note></text:p>
      <text:p text:style-name="P5"/>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text:soft-page-break/>sentimientos como el dolor, la tristeza y la melancolía.</text:p>
      <text:p text:style-name="P5"/>
      <text:p text:style-name="P5"><text:tab/>El cine político posee un importante desarrollo en latinoamericano, se habla de cine como <text:span text:style-name="T2">El tercer cine, el cine imperfecto, el cine como arma de combate o el Cinema Novo.</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9</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0</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1</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1"><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2</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expres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10"><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3</text:note-citation><text:note-body><text:p text:style-name="P12">ibid</text:p></text:note-body></text:note></text:span></text:p>
      <text:p text:style-name="P7"/>
      <text:p text:style-name="P7"><text:tab/><text:span text:style-name="T3">Si es que el </text:span>Cinema Novo<text:span text:style-name="T3"> se plantea mostrar verdad para conquistar la conciencia, ”</text:span>la verdadera conciencia<text:span text:style-name="T3">”, aprovechando las capacidades políticas del cine, como parece sugerir </text:span><text:soft-page-break/>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7"><text:span text:style-name="T3"/></text:p>
      <text:p text:style-name="P7"><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text:span text:style-name="T3">Premiadas y aceptadas en el exterior las películas del </text:span>Cinema Novo <text:span text:style-name="T3">no consiguieron éxito en Brasil, <text:s/></text:span>Octavio Getino y Susana Velleggia <text:span text:style-name="T3">explican</text:span>:</text:p>
      <text:p text:style-name="P7"/>
      <text:p text:style-name="P11"><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7"><text:span text:style-name="T3"/></text:p>
      <text:p text:style-name="P7"><text:tab/></text:p>
      <text:p text:style-name="P7"><text:span text:style-name="T3"/></text:p>
      <text:p text:style-name="P5">Índice de palabras</text:p>
      <text:p text:style-name="P5">conciencia, 11, 24,25, 39</text:p>
      <text:p text:style-name="P5">conciencia cinematográfic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4T17:22:23</dc:date>
    <meta:editing-duration>PT3H26M32S</meta:editing-duration>
    <meta:editing-cycles>7</meta:editing-cycles>
    <meta:generator>LibreOffice/3.5$Linux_X86_64 LibreOffice_project/350m1$Build-2</meta:generator>
    <meta:document-statistic meta:table-count="0" meta:image-count="0" meta:object-count="0" meta:page-count="4" meta:paragraph-count="42" meta:word-count="1825" meta:character-count="11661" meta:non-whitespace-character-count="9836"/>
  </office:meta>
</office:document-meta>
</file>